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criptObjectResult.XScriptObjectResult( XScriptManager manager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criptObjectResul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Resul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Resul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Resul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